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882281424" text:id="ct882281424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882794800" text:id="ct882794800">
          <text:insertion>
            <office:change-info>
              <dc:creator>Bob Jacobsen</dc:creator>
              <dc:date>2012-11-15T01:15:00</dc:date>
            </office:change-info>
          </text:insertion>
        </text:changed-region>
        <text:changed-region xml:id="ct882796176" text:id="ct882796176">
          <text:insertion>
            <office:change-info>
              <dc:creator>Bob Jacobsen</dc:creator>
              <dc:date>2012-11-15T01:16:00</dc:date>
            </office:change-info>
          </text:insertion>
        </text:changed-region>
        <text:changed-region xml:id="ct882794160" text:id="ct882794160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882317456" text:id="ct882317456">
          <text:deletion>
            <office:change-info>
              <dc:creator>Bob Jacobsen</dc:creator>
              <dc:date>2012-11-15T01:17:00</dc:date>
            </office:change-info>
            <text:h text:style-name="Heading_20_1" text:outline-level="1">Annotations to the Standard</text:h>
          </text:deletion>
        </text:changed-region>
        <text:changed-region xml:id="ct882790608" text:id="ct882790608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882790704" text:id="ct882790704">
          <text:insertion>
            <office:change-info>
              <dc:creator>Bob Jacobsen</dc:creator>
              <dc:date>2012-11-15T01:18:00</dc:date>
            </office:change-info>
          </text:insertion>
        </text:changed-region>
        <text:changed-region xml:id="ct882279808" text:id="ct882279808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Introduction<text:change-start text:change-id="ct882794800"/></text:h>
      <text:p text:style-name="Standard">A <text:change-end text:change-id="ct882794800"/><text:change-start text:change-id="ct882796176"/>Working Note is an intermediate step in <text:span text:style-name="T4">the</text:span> documentation process. <text:s/>It gathers together the content from various informal development <text:span text:style-name="T4">documents</text:span>, discussions, etc into a single place. <text:s/><text:change-end text:change-id="ct882796176"/><text:change-start text:change-id="ct882794160"/>One or more Working Notes form the basic for the next step, which is one or more Standard/TechNote pairs.</text:p>
      <text:h text:style-name="Heading_20_1" text:outline-level="1">Specified Sections<text:change-end text:change-id="ct882794160"/><text:change text:change-id="ct882317456"/><text:change-start text:change-id="ct882790608"/></text:h>
      <text:p text:style-name="Standard"><text:change-end text:change-id="ct882790608"/><text:change-start text:change-id="ct882790704"/>This is the usual sections for a Standard, to accumulate the Standard and Technical Note content in its eventual order.<text:change-end text:change-id="ct882790704"/></text:p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882279808"/><text:note text:id="ftn1" text:note-class="footnote"><text:note-citation>1</text:note-citation><text:note-body><text:p text:style-name="Footnote"><text:change-start text:change-id="ct882281424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882281424"/></text:p></text:note-body></text:note><text:change-end text:change-id="ct882279808"/>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2965747168477625015" text:style-name="L1">
        <text:list-item>
          <text:p text:style-name="P13"><text:soft-page-break/>Lorem ipsum dolor sit amet, consectetur adipiscing elit. </text:p>
        </text:list-item>
        <text:list-item>
          <text:p text:style-name="P13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Technical Note</text:p>
      </style:header>
      <style:footer>
        <text:tracked-changes>
          <text:changed-region xml:id="ct951554544" text:id="ct95155454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385343296" text:id="ct385343296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951554544"/><text:change-start text:change-id="ct385343296"/><text:span text:style-name="Page_20_Number"><text:span text:style-name="MT2">3</text:span></text:span><text:change-end text:change-id="ct38534329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7T11:48:27.99">1/27/2013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882488272" text:id="ct882488272">
            <text:insertion>
              <office:change-info>
                <dc:creator>Bob Jacobsen</dc:creator>
                <dc:date>2012-11-15T01:15:00</dc:date>
              </office:change-info>
            </text:insertion>
          </text:changed-region>
          <text:changed-region xml:id="ct882510160" text:id="ct882510160">
            <text:deletion>
              <office:change-info>
                <dc:creator>Bob Jacobsen</dc:creator>
                <dc:date>2012-11-15T01:15:00</dc:date>
              </office:change-info>
              <text:p text:style-name="MP7">Technical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change-start text:change-id="ct882488272"/>Working<text:change-end text:change-id="ct882488272"/><text:change text:change-id="ct882510160"/>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7T11:48:27.99">Jan 27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882703456" text:id="ct882703456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505719664" text:id="ct505719664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882703456"/><text:change-start text:change-id="ct505719664"/><text:span text:style-name="Page_20_Number"><text:span text:style-name="MT2">3</text:span></text:span><text:change-end text:change-id="ct50571966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7T11:48:27.99">1/27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68</meta:editing-cycles>
    <meta:editing-duration>PT11H47M</meta:editing-duration>
    <meta:generator>OpenOffice.org/3.4.1$Unix OpenOffice.org_project/341m1$Build-9593</meta:generator>
    <dc:date>2013-01-27T11:48:28</dc:date>
    <dc:creator>Bob Jacobsen</dc:creator>
    <meta:document-statistic meta:table-count="1" meta:image-count="1" meta:object-count="0" meta:page-count="2" meta:paragraph-count="40" meta:word-count="466" meta:character-count="3233"/>
    <meta:user-defined meta:name="Info 1"/>
    <meta:user-defined meta:name="Info 2"/>
    <meta:user-defined meta:name="Info 3"/>
    <meta:user-defined meta:name="Info 4"/>
  </office:meta>
</office:document-meta>
</file>